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03d" officeooo:paragraph-rsid="000e703d"/>
    </style:style>
    <style:style style:name="P2" style:family="paragraph" style:parent-style-name="Standard">
      <style:text-properties fo:font-size="14pt" officeooo:rsid="000e703d" officeooo:paragraph-rsid="000e703d" style:font-size-asian="14pt" style:font-size-complex="14pt"/>
    </style:style>
    <style:style style:name="P3" style:family="paragraph" style:parent-style-name="Standard">
      <style:text-properties fo:font-size="14pt" officeooo:rsid="000e703d" officeooo:paragraph-rsid="0016d449" style:font-size-asian="14pt" style:font-size-complex="14pt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T1" style:family="text">
      <style:text-properties officeooo:rsid="000e9fe2"/>
    </style:style>
    <style:style style:name="T2" style:family="text">
      <style:text-properties officeooo:rsid="0016d4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ral Details:</text:h>
      <text:p text:style-name="P1"/>
      <text:p text:style-name="P2">1. Full Name:</text:p>
      <text:p text:style-name="P2"/>
      <text:p text:style-name="P2">2. Address(Locality, City, Country)</text:p>
      <text:p text:style-name="P2"/>
      <text:p text:style-name="P2">3. Email ID:</text:p>
      <text:p text:style-name="P2"/>
      <text:p text:style-name="P2">4. Short description about your project?</text:p>
      <text:p text:style-name="P2"/>
      <text:p text:style-name="P2">5. Is this Academic Project? </text:p>
      <text:p text:style-name="P2"/>
      <text:p text:style-name="P2">6. Is this Bachelor or Master or Phd project?</text:p>
      <text:p text:style-name="P2"/>
      <text:p text:style-name="P2">7. How many days you have, to complete this project?</text:p>
      <text:p text:style-name="P2"/>
      <text:p text:style-name="P2">8. Do you base paper for this project, If Yes, Send it in email.</text:p>
      <text:p text:style-name="P1"/>
      <text:h text:style-name="Heading_20_1" text:outline-level="1">Commericial :</text:h>
      <text:p text:style-name="P1"/>
      <text:p text:style-name="P2">1. Project Charges : 250$ to <text:span text:style-name="T1">5</text:span>00$. <text:s/>(Depends on the complexity of your project)</text:p>
      <text:p text:style-name="P2"/>
      <text:p text:style-name="P2">2. Payment Method : <text:s/>Paypal or Payoneer (International), <text:s/>Bank Transfer(India)</text:p>
      <text:p text:style-name="P2"/>
      <text:p text:style-name="P2">3. Other charges : <text:s/></text:p>
      <text:p text:style-name="P2"><text:s text:c="20"/>For International - Transcational charges (2% for Payoneer, 8% for Paypal), </text:p>
      <text:p text:style-name="P2"><text:s text:c="20"/>For India - <text:s text:c="8"/>GST Tax for India(18%)</text:p>
      <text:p text:style-name="P2"/>
      <text:p text:style-name="P2">4. Minimum duration is 2 Weeks, Max duration depends on the complexity of your project.</text:p>
      <text:p text:style-name="P2"/>
      <text:p text:style-name="P2">5. Advance 20$ to be paid at the start of the project.</text:p>
      <text:p text:style-name="P2"/>
      <text:p text:style-name="P3">6. Milestone based payment. <text:span text:style-name="T2">Project will be divided in to multiple milestones.</text:span></text:p>
      <text:p text:style-name="P1"/>
      <text:h text:style-name="P4" text:outline-level="1"/>
      <text:h text:style-name="P5" text:outline-level="1">Procedure :</text:h>
      <text:p text:style-name="P1"/>
      <text:p text:style-name="P2">1. Send the General Details in the Email</text:p>
      <text:p text:style-name="P2"/>
      <text:p text:style-name="P2">2. Technical discussion will be started (Email/Skype/Whatsapp) to understand the clarity.</text:p>
      <text:p text:style-name="P2"/>
      <text:p text:style-name="P2">3. Once Technically clarified for this project, commercial will be proposed (Charges, delivery phases, payment methods, time) by us.</text:p>
      <text:p text:style-name="P2"/>
      <text:p text:style-name="P2">4. If it is agreed by both of us, we will start the project</text:p>
      <text:p text:style-name="P2"/>
      <text:p text:style-name="P2">5. Advance 20$ to be paid at the start of the project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6:14:44.810961961</meta:creation-date>
    <dc:date>2018-08-03T16:19:37.212433633</dc:date>
    <meta:editing-duration>PT4M1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209" meta:character-count="1258" meta:non-whitespace-character-count="1018"/>
  </office:meta>
</office:document-meta>
</file>